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style:style>
    <style:style style:name="gr2" style:family="graphic" style:parent-style-name="standard">
      <style:graphic-properties draw:fill="solid" draw:fill-color="#c0c0c0" draw:textarea-horizontal-align="center" draw:textarea-vertical-align="middle"/>
    </style:style>
    <style:style style:name="gr3" style:family="graphic" style:parent-style-name="standard">
      <style:graphic-properties draw:fill="solid" draw:fill-color="#aecf00" draw:textarea-vertical-align="middle" draw:auto-grow-height="false" fo:min-height="0.749cm" fo:min-width="0.499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start="" draw:marker-start-width="0.3cm" draw:marker-end="Arrow" draw:marker-end-width="0.3cm" draw:textarea-horizontal-align="center" draw:textarea-vertical-align="middle"/>
    </style:style>
    <style:style style:name="gr7" style:family="graphic" style:parent-style-name="standard">
      <style:graphic-properties svg:stroke-color="#0000ff" draw:marker-end="Arrow" draw:marker-end-width="0.3cm" draw:fill="solid" draw:fill-color="#ff3333" draw:textarea-horizontal-align="center" draw:textarea-vertical-align="middle"/>
    </style:style>
    <style:style style:name="gr8" style:family="graphic" style:parent-style-name="standard">
      <style:graphic-properties draw:marker-start="Arrow" draw:marker-start-width="0.3cm" draw:marker-end="Arrow" draw:marker-end-width="0.3cm" draw:textarea-horizontal-align="center" draw:textarea-vertical-align="middle"/>
    </style:style>
    <style:style style:name="gr9" style:family="graphic" style:parent-style-name="standard">
      <style:graphic-properties draw:fill="solid" draw:fill-color="#33cc66" draw:textarea-horizontal-align="justify" draw:textarea-vertical-align="middle" draw:auto-grow-height="false"/>
    </style:style>
    <style:style style:name="gr10" style:family="graphic" style:parent-style-name="standard">
      <style:graphic-properties svg:stroke-color="#33cc66" draw:marker-end="Arrow" draw:marker-end-width="0.3cm" draw:textarea-horizontal-align="center" draw:textarea-vertical-align="middle"/>
    </style:style>
    <style:style style:name="gr11" style:family="graphic" style:parent-style-name="standard">
      <style:graphic-properties svg:stroke-color="#33cc66" draw:marker-start="Arrow" draw:marker-start-width="0.3cm" draw:marker-end="Arrow" draw:marker-end-width="0.3cm" draw:textarea-horizontal-align="center" draw:textarea-vertical-align="middle"/>
    </style:style>
    <style:style style:name="gr12" style:family="graphic" style:parent-style-name="standard">
      <style:graphic-properties draw:marker-start="Arrow" draw:marker-start-width="0.3cm" draw:marker-end="" draw:marker-end-width="0.3cm" draw:textarea-horizontal-align="center"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12pt" style:font-size-asian="12pt" style:font-size-complex="12pt"/>
    </style:style>
    <style:style style:name="P3" style:family="paragraph">
      <style:paragraph-properties fo:text-align="center"/>
      <style:text-properties fo:font-family="Verdana" style:font-family-generic="swiss" style:font-pitch="variable" fo:font-size="10pt" style:font-size-asian="10pt" style:font-size-complex="10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2pt" fo:font-style="italic" style:font-size-asian="12pt" style:font-style-asian="italic" style:font-size-complex="12pt" style:font-style-complex="italic"/>
    </style:style>
    <style:style style:name="P6" style:family="paragraph">
      <style:paragraph-properties fo:text-align="center"/>
      <style:text-properties fo:font-size="8pt" fo:font-style="italic" style:font-size-asian="8pt" style:font-style-asian="italic" style:font-size-complex="8pt" style:font-style-complex="italic"/>
    </style:style>
    <style:style style:name="P7" style:family="paragraph">
      <style:text-properties fo:font-family="Verdana" style:font-family-generic="swiss" style:font-pitch="variable" fo:font-size="10.5pt" style:font-size-asian="10.5pt" style:font-size-complex="10.5pt"/>
    </style:style>
    <style:style style:name="T1" style:family="text">
      <style:text-properties fo:font-family="Verdana" style:font-family-generic="swiss" style:font-pitch="variable" fo:font-size="12pt" style:font-size-asian="12pt" style:font-size-complex="12pt"/>
    </style:style>
    <style:style style:name="T2" style:family="text">
      <style:text-properties fo:font-family="Verdana" style:font-family-generic="swiss" style:font-pitch="variable" fo:font-size="10pt" style:font-size-asian="10pt" style:font-size-complex="10pt"/>
    </style:style>
    <style:style style:name="T3" style:family="text">
      <style:text-properties fo:font-family="Verdana" style:font-family-generic="swiss" style:font-pitch="variable" fo:font-size="12pt" fo:font-style="italic" style:font-size-asian="12pt" style:font-style-asian="italic" style:font-size-complex="12pt" style:font-style-complex="italic"/>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8pt" fo:font-style="italic" style:font-size-asian="8pt" style:font-style-asian="italic" style:font-size-complex="8pt" style:font-style-complex="italic"/>
    </style:style>
    <style:style style:name="T7" style:family="text">
      <style:text-properties fo:font-family="Verdana" style:font-family-generic="swiss" style:font-pitch="variable"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id="id7" draw:layer="layout" svg:width="4cm" svg:height="1.5cm" svg:x="13cm" svg:y="2.9cm">
          <text:p text:style-name="P1"><text:span text:style-name="T1">Jeelink</text:span></text:p>
          <draw:enhanced-geometry svg:viewBox="0 0 21600 21600" draw:type="rectangle" draw:enhanced-path="M 0 0 L 21600 0 21600 21600 0 21600 0 0 Z N"/>
        </draw:custom-shape>
        <draw:g>
          <draw:line draw:style-name="gr2" draw:text-style-name="P1" draw:layer="layout" svg:x1="17cm" svg:y1="3.6cm" svg:x2="18cm" svg:y2="3.6cm">
            <text:p/>
          </draw:line>
          <draw:line draw:style-name="gr2" draw:text-style-name="P1" draw:layer="layout" svg:x1="18cm" svg:y1="2.6cm" svg:x2="18cm" svg:y2="3.6cm">
            <text:p/>
          </draw:line>
          <draw:line draw:style-name="gr2" draw:text-style-name="P1" draw:layer="layout" svg:x1="18.2cm" svg:y1="2.6cm" svg:x2="18cm" svg:y2="2.8cm">
            <text:p/>
          </draw:line>
          <draw:line draw:style-name="gr2" draw:text-style-name="P1" draw:layer="layout" svg:x1="17.8cm" svg:y1="2.6cm" svg:x2="18cm" svg:y2="2.8cm">
            <text:p/>
          </draw:line>
        </draw:g>
        <draw:custom-shape draw:style-name="gr3" draw:text-style-name="P3" draw:layer="layout" svg:width="2.6cm" svg:height="1.8cm" svg:x="19cm" svg:y="1.6cm">
          <text:p text:style-name="P1"><text:span text:style-name="T2">869MHz</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2" draw:id="id6" draw:layer="layout" svg:width="4cm" svg:height="1.5cm" svg:x="13cm" svg:y="5.421cm">
          <text:p text:style-name="P1"><text:span text:style-name="T1">Driver RF12</text:span></text:p>
          <draw:enhanced-geometry svg:viewBox="0 0 21600 21600" draw:type="rectangle" draw:enhanced-path="M 0 0 L 21600 0 21600 21600 0 21600 0 0 Z N"/>
        </draw:custom-shape>
        <draw:custom-shape draw:style-name="gr4" draw:text-style-name="P2" draw:id="id8" draw:layer="layout" svg:width="4cm" svg:height="1.5cm" svg:x="5.7cm" svg:y="8.3cm">
          <text:p text:style-name="P1"><text:span text:style-name="T1">Gestion radio</text:span></text:p>
          <text:p text:style-name="P1"><text:span text:style-name="T3">(récepteur)</text:span></text:p>
          <draw:enhanced-geometry svg:viewBox="0 0 21600 21600" draw:type="rectangle" draw:enhanced-path="M 0 0 L 21600 0 21600 21600 0 21600 0 0 Z N"/>
        </draw:custom-shape>
        <draw:connector draw:style-name="gr5" draw:text-style-name="P1" draw:layer="layout" svg:x1="11.35cm" svg:y1="21.2cm" svg:x2="11.35cm" svg:y2="20.5cm" draw:start-shape="id1" draw:start-glue-point="5" draw:end-shape="id2" draw:end-glue-point="7" svg:d="m11350 21200v-700">
          <text:p/>
        </draw:connector>
        <draw:custom-shape draw:style-name="gr4" draw:text-style-name="P2" draw:id="id4" draw:layer="layout" svg:width="2.5cm" svg:height="1.5cm" svg:x="16.8cm" svg:y="15.9cm">
          <text:p text:style-name="P1"><text:span text:style-name="T3">Chauffage</text:span></text:p>
          <draw:enhanced-geometry svg:viewBox="0 0 21600 21600" draw:mirror-horizontal="false" draw:mirror-vertical="false" draw:type="rectangle" draw:enhanced-path="M 0 0 L 21600 0 21600 21600 0 21600 0 0 Z N"/>
        </draw:custom-shape>
        <draw:connector draw:style-name="gr6" draw:text-style-name="P1" draw:layer="layout" draw:line-skew="1.549cm" svg:x1="9.2cm" svg:y1="11.25cm" svg:x2="16.8cm" svg:y2="16.65cm" draw:start-shape="id3" draw:start-glue-point="8" draw:end-shape="id4" draw:end-glue-point="3" svg:d="m9200 11250h5350v5400h2250">
          <text:p/>
        </draw:connector>
        <draw:custom-shape draw:style-name="gr4" draw:text-style-name="P2" draw:id="id5" draw:layer="layout" svg:width="2.5cm" svg:height="1.5cm" svg:x="10.1cm" svg:y="15.9cm">
          <text:p text:style-name="P1"><text:span text:style-name="T3">VMC</text:span></text:p>
          <draw:enhanced-geometry svg:viewBox="0 0 21600 21600" draw:mirror-horizontal="false" draw:mirror-vertical="false" draw:type="rectangle" draw:enhanced-path="M 0 0 L 21600 0 21600 21600 0 21600 0 0 Z N"/>
        </draw:custom-shape>
        <draw:connector draw:style-name="gr7" draw:text-style-name="P1" draw:layer="layout" draw:type="line" svg:x1="11.35cm" svg:y1="18.4cm" svg:x2="18.05cm" svg:y2="17.4cm" draw:start-shape="id2" draw:start-glue-point="5" draw:end-shape="id4" draw:end-glue-point="2" svg:d="m11350 18400 6700-1000">
          <text:p/>
        </draw:connector>
        <draw:connector draw:style-name="gr7" draw:text-style-name="P1" draw:layer="layout" draw:type="line" svg:x1="11.35cm" svg:y1="18.4cm" svg:x2="11.35cm" svg:y2="17.4cm" draw:start-shape="id2" draw:start-glue-point="5" draw:end-shape="id5" draw:end-glue-point="2" svg:d="m11350 18400v-1000">
          <text:p/>
        </draw:connector>
        <draw:connector draw:style-name="gr8" draw:text-style-name="P1" draw:layer="layout" svg:x1="15cm" svg:y1="5.421cm" svg:x2="15cm" svg:y2="4.4cm" draw:start-shape="id6" draw:start-glue-point="0" draw:end-shape="id7" draw:end-glue-point="2" svg:d="m15000 5421v-1021">
          <text:p/>
        </draw:connector>
        <draw:connector draw:style-name="gr5" draw:text-style-name="P1" draw:layer="layout" svg:x1="5.7cm" svg:y1="9.05cm" svg:x2="7.3cm" svg:y2="22.35cm" draw:start-shape="id8" draw:start-glue-point="3" svg:d="m5700 9050h-501v13300h2101">
          <text:p/>
        </draw:connector>
        <draw:connector draw:style-name="gr5" draw:text-style-name="P1" draw:layer="layout" svg:x1="5.7cm" svg:y1="9.05cm" svg:x2="7.3cm" svg:y2="19.45cm" draw:start-shape="id8" draw:start-glue-point="3" svg:d="m5700 9050h-501v10400h2101">
          <text:p/>
        </draw:connector>
        <draw:connector draw:style-name="gr5" draw:text-style-name="P1" draw:layer="layout" svg:x1="5.7cm" svg:y1="9.05cm" svg:x2="7.3cm" svg:y2="16.682cm" draw:start-shape="id8" draw:start-glue-point="3" svg:d="m5700 9050h-501v7632h2101">
          <text:p/>
        </draw:connector>
        <draw:connector draw:style-name="gr5" draw:text-style-name="P1" draw:layer="layout" svg:x1="5.7cm" svg:y1="9.05cm" svg:x2="7.3cm" svg:y2="13.966cm" draw:start-shape="id8" draw:start-glue-point="3" svg:d="m5700 9050h-501v4916h2101">
          <text:p/>
        </draw:connector>
        <draw:connector draw:style-name="gr5" draw:text-style-name="P1" draw:layer="layout" svg:x1="5.7cm" svg:y1="9.05cm" svg:x2="7.3cm" svg:y2="11.35cm" draw:start-shape="id8" draw:start-glue-point="3" svg:d="m5700 9050h-501v2300h2101">
          <text:p/>
        </draw:connector>
        <draw:connector draw:style-name="gr5" draw:text-style-name="P1" draw:layer="layout" svg:x1="18.15cm" svg:y1="11.6cm" svg:x2="18.1cm" svg:y2="9.3cm" draw:start-shape="id9" draw:start-glue-point="5" draw:end-shape="id10" draw:end-glue-point="2" svg:d="m18150 11600v-1150h-50v-1150">
          <text:p/>
        </draw:connector>
        <draw:custom-shape draw:style-name="gr9" draw:text-style-name="P2" draw:id="id11" draw:layer="layout" svg:width="3.6cm" svg:height="1.5cm" svg:x="1.9cm" svg:y="24.5cm">
          <text:p text:style-name="P1"><text:span text:style-name="T3">Webserver</text:span></text:p>
          <draw:enhanced-geometry svg:viewBox="0 0 21600 21600" draw:mirror-horizontal="false" draw:mirror-vertical="false" draw:type="rectangle" draw:enhanced-path="M 0 0 L 21600 0 21600 21600 0 21600 0 0 Z N"/>
        </draw:custom-shape>
        <draw:connector draw:style-name="gr10" draw:text-style-name="P1" draw:layer="layout" draw:line-skew="-5.651cm" svg:x1="8.25cm" svg:y1="12.3cm" svg:x2="3.7cm" svg:y2="24.5cm" draw:start-shape="id3" draw:start-glue-point="7" draw:end-shape="id11" draw:end-glue-point="0" svg:d="m8250 12300v450h-4550v11750">
          <text:p/>
        </draw:connector>
        <draw:connector draw:style-name="gr10" draw:text-style-name="P1" draw:layer="layout" draw:line-skew="-4.251cm" svg:x1="8.25cm" svg:y1="15cm" svg:x2="3.7cm" svg:y2="24.5cm" draw:start-shape="id12" draw:start-glue-point="7" draw:end-shape="id11" draw:end-glue-point="0" svg:d="m8250 15000v500h-4550v9000">
          <text:p/>
        </draw:connector>
        <draw:connector draw:style-name="gr10" draw:text-style-name="P1" draw:layer="layout" draw:line-skew="-2.951cm" svg:x1="8.25cm" svg:y1="17.7cm" svg:x2="3.7cm" svg:y2="24.5cm" draw:start-shape="id13" draw:start-glue-point="7" draw:end-shape="id11" draw:end-glue-point="0" svg:d="m8250 17700v450h-4550v6350">
          <text:p/>
        </draw:connector>
        <draw:connector draw:style-name="gr10" draw:text-style-name="P1" draw:layer="layout" draw:line-skew="-1.401cm" svg:x1="8.25cm" svg:y1="20.4cm" svg:x2="3.7cm" svg:y2="24.5cm" draw:start-shape="id14" draw:start-glue-point="7" draw:end-shape="id11" svg:d="m8250 20400v650h-4550v3450">
          <text:p/>
        </draw:connector>
        <draw:connector draw:style-name="gr10" draw:text-style-name="P1" draw:layer="layout" svg:x1="8.25cm" svg:y1="23.3cm" svg:x2="3.7cm" svg:y2="24.5cm" draw:start-shape="id15" draw:start-glue-point="7" draw:end-shape="id11" draw:end-glue-point="0" svg:d="m8250 23300v601h-4550v599">
          <text:p/>
        </draw:connector>
        <draw:connector draw:style-name="gr11" draw:text-style-name="P1" draw:layer="layout" draw:line-skew="1.07cm" svg:x1="12.3cm" svg:y1="22.25cm" svg:x2="5.5cm" svg:y2="25.25cm" draw:start-shape="id1" draw:start-glue-point="8" draw:end-shape="id11" draw:end-glue-point="1" svg:d="m12300 22250h1600v3000h-8400">
          <text:p/>
        </draw:connector>
        <draw:connector draw:style-name="gr11" draw:text-style-name="P1" draw:layer="layout" draw:line-skew="1.098cm" svg:x1="5.5cm" svg:y1="25.25cm" svg:x2="12.3cm" svg:y2="19.45cm" draw:start-shape="id11" draw:start-glue-point="1" draw:end-shape="id2" draw:end-glue-point="8" svg:d="m5500 25250h8400v-5800h-1600">
          <text:p/>
        </draw:connector>
        <draw:custom-shape draw:style-name="gr4" draw:text-style-name="P2" draw:layer="layout" svg:width="2.5cm" svg:height="0.6cm" svg:x="2cm" svg:y="36.4cm">
          <text:p text:style-name="P1"><text:span text:style-name="T1">logiciel</text:span></text:p>
          <draw:enhanced-geometry svg:viewBox="0 0 21600 21600" draw:type="rectangle" draw:enhanced-path="M 0 0 L 21600 0 21600 21600 0 21600 0 0 Z N"/>
        </draw:custom-shape>
        <draw:connector draw:style-name="gr12" draw:text-style-name="P1" draw:layer="layout" svg:x1="7.7cm" svg:y1="8.3cm" svg:x2="13cm" svg:y2="6.171cm" draw:start-shape="id8" draw:start-glue-point="0" draw:end-shape="id6" draw:end-glue-point="3" svg:d="m7700 8300v-2129h5300">
          <text:p/>
        </draw:connector>
        <draw:custom-shape draw:style-name="gr4" draw:text-style-name="P2" draw:id="id10" draw:layer="layout" svg:width="4cm" svg:height="1.5cm" svg:x="16.1cm" svg:y="7.8cm">
          <text:p text:style-name="P1"><text:span text:style-name="T1">Gestion radio</text:span></text:p>
          <text:p text:style-name="P1"><text:span text:style-name="T3">(émetteur)</text:span></text:p>
          <draw:enhanced-geometry svg:viewBox="0 0 21600 21600" draw:type="rectangle" draw:enhanced-path="M 0 0 L 21600 0 21600 21600 0 21600 0 0 Z N"/>
        </draw:custom-shape>
        <draw:connector draw:style-name="gr12" draw:text-style-name="P1" draw:layer="layout" svg:x1="17cm" svg:y1="6.171cm" svg:x2="18.1cm" svg:y2="7.8cm" draw:start-shape="id6" draw:start-glue-point="1" draw:end-shape="id10" svg:d="m17000 6171h1100v1629">
          <text:p/>
        </draw:connector>
        <draw:custom-shape draw:style-name="gr13" draw:text-style-name="P4" draw:id="id3" draw:layer="layout" svg:width="1.9cm" svg:height="2.1cm" svg:x="7.3cm" svg:y="10.2cm">
          <text:p text:style-name="P1"><text:span text:style-name="T4">Capteur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4" draw:id="id12" draw:layer="layout" svg:width="1.9cm" svg:height="2.1cm" svg:x="7.3cm" svg:y="12.9cm">
          <text:p text:style-name="P1"><text:span text:style-name="T4">Poêl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4" draw:id="id13" draw:layer="layout" svg:width="1.9cm" svg:height="2.1cm" svg:x="7.3cm" svg:y="15.6cm">
          <text:p text:style-name="P1"><text:span text:style-name="T4">Bypass</text:span></text:p>
          <text:p text:style-name="P1"><text:span text:style-name="T4">VMC</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4" draw:id="id14" draw:layer="layout" svg:width="1.9cm" svg:height="2.1cm" svg:x="7.3cm" svg:y="18.3cm">
          <text:p text:style-name="P1"><text:span text:style-name="T4">TeleInfo</text:span></text:p>
          <text:p text:style-name="P1"><text:span text:style-name="T4">EDF</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5" draw:id="id15" draw:layer="layout" svg:width="1.9cm" svg:height="2.1cm" svg:x="7.3cm" svg:y="21.2cm">
          <text:p text:style-name="P1"><text:span text:style-name="T5">autre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4" draw:id="id9" draw:layer="layout" svg:width="1.9cm" svg:height="2.1cm" svg:x="17.2cm" svg:y="11.6cm">
          <text:p text:style-name="P1"><text:span text:style-name="T4">Pile</text:span></text:p>
          <text:p text:style-name="P1"><text:span text:style-name="T4">Message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1" draw:layer="layout" draw:type="lines" draw:line-skew="-2.799cm" svg:x1="11.35cm" svg:y1="15.9cm" svg:x2="17.2cm" svg:y2="12.65cm" draw:start-shape="id5" draw:start-glue-point="0" draw:end-shape="id9" draw:end-glue-point="6" svg:d="m11350 15900v-3300l5349 50h501">
          <text:p/>
        </draw:connector>
        <draw:connector draw:style-name="gr5" draw:text-style-name="P1" draw:layer="layout" draw:type="lines" svg:x1="9.2cm" svg:y1="16.65cm" svg:x2="10.1cm" svg:y2="16.65cm" draw:start-shape="id13" draw:start-glue-point="8" draw:end-shape="id5" draw:end-glue-point="3" svg:d="m9200 16650h502-103 501">
          <text:p/>
        </draw:connector>
        <draw:connector draw:style-name="gr5" draw:text-style-name="P1" draw:layer="layout" svg:x1="18.05cm" svg:y1="15.9cm" svg:x2="18.15cm" svg:y2="13.7cm" draw:start-shape="id4" draw:start-glue-point="0" draw:end-shape="id9" draw:end-glue-point="7" svg:d="m18050 15900v-1099h100v-1101">
          <text:p/>
        </draw:connector>
        <draw:connector draw:style-name="gr14" draw:text-style-name="P1" draw:layer="layout" draw:line-skew="1.549cm" svg:x1="9.2cm" svg:y1="13.95cm" svg:x2="16.8cm" svg:y2="16.65cm" draw:start-shape="id12" draw:start-glue-point="8" draw:end-shape="id4" draw:end-glue-point="3" svg:d="m9200 13950h5350v2700h2250">
          <text:p/>
        </draw:connector>
        <draw:custom-shape draw:style-name="gr13" draw:text-style-name="P6" draw:layer="layout" svg:width="1.5cm" svg:height="1.7cm" svg:x="4.7cm" svg:y="35.5cm">
          <text:p text:style-name="P1"><text:span text:style-name="T6">Base</text:span></text:p>
          <text:p text:style-name="P1"><text:span text:style-name="T6">De</text:span></text:p>
          <text:p text:style-name="P1"><text:span text:style-name="T6">donnée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4" draw:id="id2" draw:layer="layout" svg:width="1.9cm" svg:height="2.1cm" svg:x="10.4cm" svg:y="18.4cm">
          <text:p text:style-name="P1"><text:span text:style-name="T4">Planning</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4" draw:id="id1" draw:layer="layout" svg:width="1.9cm" svg:height="2.1cm" svg:x="10.4cm" svg:y="21.2cm">
          <text:p text:style-name="P1"><text:span text:style-name="T4">Consigne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5" draw:text-style-name="P7" draw:layer="layout" svg:width="3.004cm" svg:height="1.598cm" svg:x="21cm" svg:y="21.4cm">
          <draw:text-box>
            <text:p><text:span text:style-name="T7">Température,</text:span></text:p>
            <text:p><text:span text:style-name="T7">Volet roulant,</text:span></text:p>
            <text:p><text:span text:style-name="T7">...</text:span></text:p>
          </draw:text-box>
        </draw:frame>
        <draw:frame draw:style-name="gr15" draw:text-style-name="P7" draw:layer="layout" svg:width="3.791cm" svg:height="2.496cm" svg:x="20.9cm" svg:y="18.004cm">
          <draw:text-box>
            <text:p><text:span text:style-name="T7">Jour de présence,</text:span></text:p>
            <text:p><text:span text:style-name="T7">Horaire présence,</text:span></text:p>
            <text:p><text:span text:style-name="T7">Type de jour,</text:span></text:p>
            <text:p><text:span text:style-name="T7">Saisons,</text:span></text:p>
            <text:p><text:span text:style-name="T7">...</text:span></text:p>
          </draw:text-box>
        </draw:frame>
      </draw:page>
      <draw:page draw:name="page2" draw:style-name="dp1" draw:master-page-name="Standard">
        <draw:frame draw:style-name="gr15" draw:layer="layout" svg:width="12.056cm" svg:height="2.387cm" svg:x="1.644cm" svg:y="1.7cm">
          <draw:text-box>
            <text:p>Decodage :</text:p>
            <text:p><text:tab/>Réception des messages</text:p>
            <text:p><text:tab/>Tri et écriture dans les fichiers textes</text:p>
          </draw:text-box>
        </draw:frame>
        <draw:frame draw:style-name="gr15" draw:layer="layout" svg:width="7.801cm" svg:height="1.675cm" svg:x="1.538cm" svg:y="11.113cm">
          <draw:text-box>
            <text:p>BDD Capteurs :</text:p>
            <text:p><text:tab/>Une ligne par période</text:p>
          </draw:text-box>
        </draw:frame>
        <draw:frame draw:style-name="gr15" draw:layer="layout" svg:width="12.877cm" svg:height="2.387cm" svg:x="1.5cm" svg:y="13.413cm">
          <draw:text-box>
            <text:p>BDD Poêle :</text:p>
            <text:p><text:tab/>Acquittement des allumages/extinctions</text:p>
            <text:p><text:tab/>Consignes envoyées </text:p>
          </draw:text-box>
        </draw:frame>
        <draw:frame draw:style-name="gr15" draw:layer="layout" svg:width="12.318cm" svg:height="1.675cm" svg:x="1.5cm" svg:y="19.1cm">
          <draw:text-box>
            <text:p>BDD TeleInfo</text:p>
            <text:p><text:tab/>Données de la téléinfo compteur EDF</text:p>
          </draw:text-box>
        </draw:frame>
        <draw:frame draw:style-name="gr15" draw:layer="layout" svg:width="7.797cm" svg:height="2.387cm" svg:x="1.503cm" svg:y="16.2cm">
          <draw:text-box>
            <text:p>BDD BypassVMC</text:p>
            <text:p><text:tab/>Position PC/Air ext.</text:p>
            <text:p><text:tab/>Consignes envoyées </text:p>
          </draw:text-box>
        </draw:frame>
        <draw:frame draw:style-name="gr15" draw:layer="layout" svg:width="18.177cm" svg:height="3.099cm" svg:x="1.6cm" svg:y="4.8cm">
          <draw:text-box>
            <text:p>VMC :</text:p>
            <text:p><text:tab/>En fonction de temp. Ext et temp. Int ,planning et consigne</text:p>
            <text:p><text:tab/>Sélection de l'air entrant dans la VMC</text:p>
            <text:p><text:tab/></text:p>
          </draw:text-box>
        </draw:frame>
        <draw:frame draw:style-name="gr15" draw:layer="layout" svg:width="18.177cm" svg:height="2.387cm" svg:x="1.601cm" svg:y="4.801cm">
          <draw:text-box>
            <text:p>VMC :</text:p>
            <text:p><text:tab/>En fonction de temp. Ext et temp. Int ,planning et consigne</text:p>
            <text:p><text:tab/>Sélection de l'air entrant dans la VMC<text:tab/></text:p>
          </draw:text-box>
        </draw:frame>
        <draw:frame draw:style-name="gr15" draw:layer="layout" svg:width="18.177cm" svg:height="2.387cm" svg:x="1.523cm" svg:y="8.113cm">
          <draw:text-box>
            <text:p>Chauffage :</text:p>
            <text:p><text:tab/>En fonction de temp. Ext et temp. Int ,planning et consigne</text:p>
            <text:p><text:tab/>Pilotage de la hors/en service du poêle<text:tab/>+ puissance</text:p>
          </draw:text-box>
        </draw:frame>
        <draw:frame draw:style-name="gr15" draw:layer="layout" svg:width="12.318cm" svg:height="1.675cm" svg:x="1.5cm" svg:y="21.5cm">
          <draw:text-box>
            <text:p>BDD TeleInfo</text:p>
            <text:p><text:tab/>Données de la téléinfo compteur EDF</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0-24T18:36:35.10</meta:creation-date>
    <dc:date>2011-11-03T20:11:27.26</dc:date>
    <meta:editing-duration>PT06H01M59S</meta:editing-duration>
    <meta:editing-cycles>12</meta:editing-cycles>
    <meta:generator>OpenOffice.org/3.2$Win32 OpenOffice.org_project/320m18$Build-9502</meta:generator>
    <meta:print-date>2010-10-31T22:56:50.35</meta:print-date>
    <meta:document-statistic meta:object-count="58"/>
  </office:meta>
</office:document-meta>
</file>